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*** Settings ***</text:p>
      <text:p text:style-name="Standard">Documentation <text:s text:c="9"/>demonstrates executing commands on a remote machine</text:p>
      <text:p text:style-name="Standard"/>
      <text:p text:style-name="Standard">Library <text:s text:c="15"/>SSHLibrary</text:p>
      <text:p text:style-name="Standard">Suite Setup <text:s text:c="11"/>Open Connection And Log In</text:p>
      <text:p text:style-name="Standard">Suite Teardown <text:s text:c="8"/>Close All Connections</text:p>
      <text:p text:style-name="Standard"/>
      <text:p text:style-name="Standard">***<text:s/>Variables ***</text:p>
      <text:p text:style-name="Standard">${HOST} <text:s text:c="15"/>192.168.43.226</text:p>
      <text:p text:style-name="Standard">${USERNAME} <text:s text:c="11"/>slave</text:p>
      <text:p text:style-name="Standard">${PASSWORD} <text:s text:c="11"/>Slave123</text:p>
      <text:p text:style-name="Standard"/>
      <text:p text:style-name="Standard">*** Test Cases ***</text:p>
      <text:p text:style-name="Standard">Execute Command And Verify Output</text:p>
      <text:p text:style-name="Standard"><text:s text:c="4"/>${output}= <text:s text:c="8"/>Execute Command <text:s text:c="3"/>hostname</text:p>
      <text:p text:style-name="Standard"><text:s text:c="4"/>Log <text:s text:c="3"/>${output}</text:p>
      <text:p text:style-name="Standard"/>
      <text:p text:style-name="Standard">*** Keywords ***</text:p>
      <text:p text:style-name="Standard">Open Connection And Log In</text:p>
      <text:p text:style-name="Standard"><text:s text:c="3"/>Open Connection <text:s text:c="4"/>${HOST}</text:p>
      <text:p text:style-name="Standard"><text:s text:c="3"/>Login <text:s text:c="14"/>${USERNAME} <text:s text:c="7"/>${PASSWORD}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JAGOPAL K</dc:creator>
    <meta:creation-date>2020-06-29T12:48:00Z</meta:creation-date>
    <dc:date>2020-06-29T07:25:00Z</dc:date>
    <meta:template xlink:href="Normal" xlink:type="simple"/>
    <meta:editing-cycles>2</meta:editing-cycles>
    <meta:editing-duration>PT60S</meta:editing-duration>
    <meta:document-statistic meta:page-count="1" meta:paragraph-count="1" meta:word-count="89" meta:character-count="597" meta:row-count="4" meta:non-whitespace-character-count="509"/>
  </office:meta>
</office:document-meta>
</file>